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Converter.toNumber( Class sourceType , Class targetType , Number valu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3">
            <text:p text:style-name="Table_20_Contents">23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NumberConverter.convertToType( Class target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NumberConverter.setUseLocaleFormat( boolean useLocal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Convert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Convert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umberConverte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Converter.parse( Class sourceType , Class targetType , String value , NumberFormat forma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umberConverter.toNumber( Class sourceType , Class targetType , String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umberConverter.convertToString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umberConverter.isAllowDecim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Converter.NumberConverter( boolean allowDecimals ,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Converter.NumberConverter( boolean allowDecim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Converter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Converter.getForma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NumberConvert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